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3" calcext:value-type="float">
            <text:p>73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3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3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6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74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80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01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02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12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14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1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25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43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4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6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66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8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03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4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6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8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14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22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2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73" calcext:value-type="float">
            <text:p>173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3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4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6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70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7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93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01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0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0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11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1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/00/0000</text:date>, <text:time style:data-style-name="N2" text:time-value="23:42:33.807421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20-01-01T23:46:12.467156136</dc:date>
    <meta:editing-duration>P76DT8H24M34S</meta:editing-duration>
    <meta:editing-cycles>1638</meta:editing-cycles>
    <meta:generator>LibreOffice/6.0.7.3$Linux_X86_64 LibreOffice_project/00m0$Build-3</meta:generator>
    <dc:creator>James Petts</dc:creator>
    <meta:document-statistic meta:table-count="3" meta:cell-count="5081" meta:object-count="0"/>
  </office:meta>
</office:document-meta>
</file>